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5.921cm" fo:margin-left="0cm" fo:margin-top="0cm" fo:margin-bottom="0cm" table:align="left"/>
    </style:style>
    <style:style style:name="Table1.A" style:family="table-column">
      <style:table-column-properties style:column-width="3.184cm"/>
    </style:style>
    <style:style style:name="Table1.E" style:family="table-column">
      <style:table-column-properties style:column-width="3.186cm"/>
    </style:style>
    <style:style style:name="Table1.1" style:family="table-row">
      <style:table-row-properties style:min-row-height="0.741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1.7" style:family="table-row">
      <style:table-row-properties fo:keep-together="auto"/>
    </style:style>
    <style:style style:name="Table1.8" style:family="table-row">
      <style:table-row-properties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1.11" style:family="table-row">
      <style:table-row-properties fo:keep-together="auto"/>
    </style:style>
    <style:style style:name="Table1.12" style:family="table-row">
      <style:table-row-properties fo:keep-together="auto"/>
    </style:style>
    <style:style style:name="Table1.13" style:family="table-row">
      <style:table-row-properties fo:keep-together="auto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 fo:break-before="page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1c51e" officeooo:paragraph-rsid="0021c51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49302" officeooo:paragraph-rsid="00249302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5b23b" officeooo:paragraph-rsid="0025b23b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ae580" officeooo:paragraph-rsid="002ae580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2ddbb1" officeooo:paragraph-rsid="002ddbb1"/>
    </style:style>
    <style:style style:name="P10" style:family="paragraph" style:parent-style-name="Standard">
      <style:text-properties officeooo:rsid="00312c09" officeooo:paragraph-rsid="00343e9c"/>
    </style:style>
    <style:style style:name="P11" style:family="paragraph" style:parent-style-name="Standard">
      <style:text-properties officeooo:rsid="00358cc5" officeooo:paragraph-rsid="00358cc5"/>
    </style:style>
    <style:style style:name="P12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weight="bold" style:font-weight-asian="bold"/>
    </style:style>
    <style:style style:name="P13" style:family="paragraph" style:parent-style-name="Standard">
      <style:text-properties fo:font-weight="bold" officeooo:rsid="00358cc5" officeooo:paragraph-rsid="00358cc5" style:font-weight-asian="bold" style:font-weight-complex="bold"/>
    </style:style>
    <style:style style:name="P14" style:family="paragraph" style:parent-style-name="Standard" style:list-style-name="L1">
      <style:text-properties fo:font-weight="bold" officeooo:rsid="00358cc5" officeooo:paragraph-rsid="00365c55" style:font-weight-asian="bold" style:font-weight-complex="bold"/>
    </style:style>
    <style:style style:name="P15" style:family="paragraph" style:parent-style-name="Standard" style:list-style-name="L1">
      <style:text-properties fo:font-weight="bold" officeooo:rsid="00358cc5" officeooo:paragraph-rsid="00358cc5" style:font-weight-asian="bold" style:font-weight-complex="bold"/>
    </style:style>
    <style:style style:name="P16" style:family="paragraph" style:parent-style-name="Standard" style:list-style-name="L1">
      <style:text-properties fo:font-weight="bold" officeooo:rsid="00358cc5" officeooo:paragraph-rsid="00377ebf" style:font-weight-asian="bold" style:font-weight-complex="bold"/>
    </style:style>
    <style:style style:name="P17" style:family="paragraph" style:parent-style-name="Standard" style:list-style-name="L1">
      <style:text-properties fo:font-weight="bold" officeooo:rsid="00358cc5" officeooo:paragraph-rsid="003aff07" style:font-weight-asian="bold" style:font-weight-complex="bold"/>
    </style:style>
    <style:style style:name="P18" style:family="paragraph" style:parent-style-name="Standard">
      <style:text-properties fo:font-weight="bold" officeooo:rsid="00358cc5" officeooo:paragraph-rsid="00377ebf" style:font-weight-asian="bold" style:font-weight-complex="bold"/>
    </style:style>
    <style:style style:name="P19" style:family="paragraph" style:parent-style-name="Standard" style:list-style-name="L1">
      <style:text-properties officeooo:rsid="00312c09" officeooo:paragraph-rsid="00312c09"/>
    </style:style>
    <style:style style:name="P20" style:family="paragraph" style:parent-style-name="Standard" style:list-style-name="L1">
      <style:text-properties officeooo:rsid="00312c09" officeooo:paragraph-rsid="0032ad33"/>
    </style:style>
    <style:style style:name="P21" style:family="paragraph" style:parent-style-name="Standard" style:list-style-name="L1">
      <style:text-properties officeooo:rsid="00312c09" officeooo:paragraph-rsid="00343e9c"/>
    </style:style>
    <style:style style:name="P22" style:family="paragraph" style:parent-style-name="Standard" style:list-style-name="L1">
      <style:text-properties officeooo:rsid="00355f99" officeooo:paragraph-rsid="00355f99"/>
    </style:style>
    <style:style style:name="P23" style:family="paragraph" style:parent-style-name="Standard" style:list-style-name="L1">
      <style:text-properties officeooo:rsid="00355f99" officeooo:paragraph-rsid="00358cc5"/>
    </style:style>
    <style:style style:name="P24" style:family="paragraph" style:parent-style-name="Standard" style:list-style-name="L1">
      <style:text-properties officeooo:rsid="00355f99" officeooo:paragraph-rsid="00377ebf"/>
    </style:style>
    <style:style style:name="P25" style:family="paragraph" style:parent-style-name="Standard" style:list-style-name="L1">
      <style:text-properties officeooo:rsid="00358cc5" officeooo:paragraph-rsid="00358cc5"/>
    </style:style>
    <style:style style:name="P26" style:family="paragraph" style:parent-style-name="Standard" style:list-style-name="L1">
      <style:text-properties officeooo:rsid="00358cc5" officeooo:paragraph-rsid="003aff07"/>
    </style:style>
    <style:style style:name="P27" style:family="paragraph" style:parent-style-name="Standard">
      <style:text-properties officeooo:rsid="00358cc5" officeooo:paragraph-rsid="003aff07"/>
    </style:style>
    <style:style style:name="P28" style:family="paragraph" style:parent-style-name="Standard" style:list-style-name="L1">
      <style:text-properties officeooo:rsid="00377ebf" officeooo:paragraph-rsid="00377ebf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weight="normal" officeooo:rsid="00358cc5" officeooo:paragraph-rsid="003aff07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8cc5" style:font-weight-asian="bold" style:font-weight-complex="bold"/>
    </style:style>
    <style:style style:name="T3" style:family="text">
      <style:text-properties fo:font-weight="bold" officeooo:rsid="0039a224" style:font-weight-asian="bold" style:font-weight-complex="bold"/>
    </style:style>
    <style:style style:name="T4" style:family="text">
      <style:text-properties officeooo:rsid="0032ad33"/>
    </style:style>
    <style:style style:name="T5" style:family="text">
      <style:text-properties officeooo:rsid="00343e9c"/>
    </style:style>
    <style:style style:name="T6" style:family="text">
      <style:text-properties officeooo:rsid="00355f99"/>
    </style:style>
    <style:style style:name="T7" style:family="text">
      <style:text-properties officeooo:rsid="00358cc5"/>
    </style:style>
    <style:style style:name="T8" style:family="text">
      <style:text-properties officeooo:rsid="00377ebf"/>
    </style:style>
    <style:style style:name="T9" style:family="text">
      <style:text-properties officeooo:rsid="00395d5a"/>
    </style:style>
    <style:style style:name="T10" style:family="text">
      <style:text-properties officeooo:rsid="0039a224"/>
    </style:style>
    <style:style style:name="T11" style:family="text">
      <style:text-properties fo:font-weight="normal" officeooo:rsid="0039a224" style:font-weight-asian="normal" style:font-weight-complex="normal"/>
    </style:style>
    <style:style style:name="T12" style:family="text">
      <style:text-properties officeooo:rsid="003aff07"/>
    </style:style>
    <style:style style:name="T13" style:family="text">
      <style:text-properties officeooo:rsid="003b65c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alize as seguintes tarefas. Marque de 1 a 10 a dificuldade de realização da tarefa. Valores mais altos indicam maior dificuldade.</text:p>
      <text:p text:style-name="P1"/>
      <text:list xml:id="list1400902587" text:style-name="L1">
        <text:list-item>
          <text:p text:style-name="P19">Insira as Peças:</text:p>
          <text:list>
            <text:list-item>
              <text:p text:style-name="P19">Quadrado; descrição: A; altura = 10 centímetros; <text:span text:style-name="T4">lado</text:span> 10cm.</text:p>
            </text:list-item>
            <text:list-item>
              <text:p text:style-name="P19">Quadrado; descrição: B; altura = 5 centímetros ; <text:span text:style-name="T4">lado</text:span> 10cm.</text:p>
            </text:list-item>
            <text:list-item>
              <text:p text:style-name="P20"><text:span text:style-name="T4">Círculo</text:span>; descrição: C; altura = 5 centímetros; <text:span text:style-name="T4">diâmetro 8 </text:span>centímetros.</text:p>
            </text:list-item>
            <text:list-item>
              <text:p text:style-name="P20"><text:span text:style-name="T4">Círculo</text:span>; descrição: D; altura = 10 centímetros; <text:span text:style-name="T4">diâmetro</text:span> <text:span text:style-name="T4">6 </text:span>centímetros.</text:p>
            </text:list-item>
            <text:list-item>
              <text:p text:style-name="P20"><text:span text:style-name="T4">Retângulo</text:span>; descrição: E; altura = 10 centímetros; largura 10<text:span text:style-name="T4"> </text:span>centímetros; <text:span text:style-name="T4">comprimento 6 </text:span>centímetros.</text:p>
            </text:list-item>
            <text:list-item>
              <text:p text:style-name="P20"><text:span text:style-name="T4">Retângulo</text:span>; descrição: F; altura = 8 centímetros; largura <text:span text:style-name="T4">9 </text:span>centímetros; <text:span text:style-name="T4">comprimento 12 </text:span>centímetros.</text:p>
            </text:list-item>
            <text:list-item>
              <text:p text:style-name="P21"><text:span text:style-name="T4">Triângulo</text:span>; descrição: G; altura = 8 centímetros; <text:span text:style-name="T4">lado </text:span><text:span text:style-name="T5">8</text:span><text:span text:style-name="T4"> </text:span>centímetros.</text:p>
            </text:list-item>
            <text:list-item>
              <text:p text:style-name="P21"><text:span text:style-name="T4">Triângulo</text:span>; descrição: H; altura = 8 centímetros; l<text:span text:style-name="T5">ado 5</text:span><text:span text:style-name="T4"> </text:span>centímetros.</text:p>
            </text:list-item>
          </text:list>
        </text:list-item>
      </text:list>
      <text:p text:style-name="P10"/>
      <text:p text:style-name="P10"><text:tab/><text:span text:style-name="T2">Qual foi o grau de dificuldade das operações? _______________</text:span></text:p>
      <text:p text:style-name="P10"/>
      <text:list xml:id="list155440586281285" text:continue-numbering="true" text:style-name="L1">
        <text:list-item>
          <text:p text:style-name="P22">Altere as quantidades das peças com as seguintes descrições para 3 e de todas as outras para 0:</text:p>
          <text:list>
            <text:list-item>
              <text:p text:style-name="P22">A</text:p>
            </text:list-item>
            <text:list-item>
              <text:p text:style-name="P22">B</text:p>
            </text:list-item>
            <text:list-item>
              <text:p text:style-name="P23">C</text:p>
            </text:list-item>
          </text:list>
        </text:list-item>
      </text:list>
      <text:p text:style-name="P13"/>
      <text:list xml:id="list155441560559957" text:continue-numbering="true" text:style-name="L1">
        <text:list-header>
          <text:p text:style-name="P14">Qual foi o grau de dificuldade das operações? _______________</text:p>
          <text:p text:style-name="P24"/>
        </text:list-header>
        <text:list-item>
          <text:p text:style-name="P24"><text:span text:style-name="T8">Altere a altura das peças com nome</text:span>:</text:p>
          <text:list>
            <text:list-item>
              <text:p text:style-name="P28">D para 8 centímetros</text:p>
            </text:list-item>
            <text:list-item>
              <text:p text:style-name="P28">E para 12 centímetros</text:p>
            </text:list-item>
            <text:list-item>
              <text:p text:style-name="P28">F para 6 centímetros</text:p>
            </text:list-item>
          </text:list>
        </text:list-item>
      </text:list>
      <text:p text:style-name="P18"/>
      <text:list xml:id="list155440757707403" text:continue-numbering="true" text:style-name="L1">
        <text:list-header>
          <text:p text:style-name="P16">Qual foi o grau de dificuldade das operações? _______________</text:p>
        </text:list-header>
      </text:list>
      <text:p text:style-name="P18"/>
      <text:list xml:id="list155442488202050" text:continue-numbering="true" text:style-name="L1">
        <text:list-item>
          <text:p text:style-name="P24"><text:span text:style-name="T8">Altere o comprimento altura da peça com nome F para 10 centímetros.</text:span></text:p>
        </text:list-item>
      </text:list>
      <text:p text:style-name="P18"/>
      <text:list xml:id="list155441171939009" text:continue-numbering="true" text:style-name="L1">
        <text:list-header>
          <text:p text:style-name="P16">Qual foi o grau de dificuldade das operações? _______________</text:p>
        </text:list-header>
      </text:list>
      <text:p text:style-name="P13"/>
      <text:list xml:id="list155441535558379" text:continue-numbering="true" text:style-name="L1">
        <text:list-item>
          <text:p text:style-name="P23">Crie um novo forno com 100 centímetros de comprimento, 100 de largura, 300 de altura e suportes de tamanhos de 5, 10 e 15 centímetros.</text:p>
          <text:p text:style-name="P15"/>
          <text:p text:style-name="P14">Qual foi o grau de dificuldade das operações? _______________</text:p>
          <text:p text:style-name="P22"/>
        </text:list-item>
        <text:list-item>
          <text:p text:style-name="P22">Sugira uma solução para os problemas utilizando o forno de 100x100x300 e salve a solução como “<text:span text:style-name="T7">sol_</text:span>teste_usuario_1”</text:p>
          <text:p text:style-name="P15"/>
          <text:p text:style-name="P14">Qual foi o grau de dificuldade das operações? _______________</text:p>
          <text:p text:style-name="P23"/>
        </text:list-item>
        <text:list-item>
          <text:p text:style-name="P23">Salve a lista de peças <text:span text:style-name="T7">com o nome </text:span>“teste_usuario_1”.</text:p>
          <text:p text:style-name="P15"/>
          <text:p text:style-name="P14"><text:soft-page-break/>Qual foi o grau de dificuldade das operações? _______________</text:p>
          <text:p text:style-name="P22"/>
        </text:list-item>
        <text:list-item>
          <text:p text:style-name="P22">Zere a quantidade de todas as peças.</text:p>
          <text:p text:style-name="P15"/>
          <text:p text:style-name="P14">Qual foi o grau de dificuldade das operações? _______________</text:p>
          <text:p text:style-name="P22"/>
        </text:list-item>
        <text:list-item>
          <text:p text:style-name="P22">Salve a lista com o nome “teste_usuario_2.txt”</text:p>
          <text:p text:style-name="P15"/>
          <text:p text:style-name="P14">Qual foi o grau de dificuldade das operações? _______________</text:p>
        </text:list-item>
      </text:list>
      <text:p text:style-name="P11"/>
      <text:p text:style-name="P11"/>
      <text:list xml:id="list155441274925195" text:continue-numbering="true" text:style-name="L1">
        <text:list-item>
          <text:p text:style-name="P25">Abra a lista “teste_usuario_1”</text:p>
          <text:p text:style-name="P15"/>
          <text:p text:style-name="P14">Qual foi o grau de dificuldade das operações? _______________</text:p>
        </text:list-item>
      </text:list>
      <text:p text:style-name="P11"/>
      <text:list xml:id="list155442230323039" text:continue-numbering="true" text:style-name="L1">
        <text:list-item>
          <text:p text:style-name="P25">Exclua o item com descrição “H” da lista de peças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Altere a quantidade de todas as peças para 1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Salve a lista sobrescrevendo o arquivo “teste_usuario_1”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Sugira uma solução utilizando o forno de 100x100x300 centímetros e salve a solução como “sol_teste_usuario_2”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Abra a solucao “sol_teste_usuario_1”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Crie um forno com 15<text:span text:style-name="T6">0 centímetros de comprimento, </text:span>15<text:span text:style-name="T6">0 de largura, 300 de altura e suportes de tamanhos de 10 e 15 centímetros.</text:span>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Abra a lista de peças “teste_usuario_<text:span text:style-name="T9">1</text:span>”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Altere a quantidade de todos as peças para <text:span text:style-name="T9">0</text:span></text:p>
          <text:p text:style-name="P15"/>
          <text:p text:style-name="P14">Qual foi o grau de dificuldade das operações? _______________</text:p>
          <text:p text:style-name="P25"><text:soft-page-break/></text:p>
        </text:list-item>
        <text:list-item>
          <text:p text:style-name="P25">Altere a quantidade da peça com descrição A para 1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Sugira uma solução utilizando o forno de 150x150x300 centímetros <text:span text:style-name="T11">e não salve a solução</text:span>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Abra a solução “sol_teste_usuario_2”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Apague todos os fornos</text:p>
          <text:p text:style-name="P15"/>
          <text:p text:style-name="P14">Qual foi o grau de dificuldade das operações? _______________</text:p>
          <text:p text:style-name="P25"/>
        </text:list-item>
        <text:list-item>
          <text:p text:style-name="P25">Apague todos os itens da lista</text:p>
          <text:p text:style-name="P15"/>
          <text:p text:style-name="P14">Qual foi o grau de dificuldade das operações? _______________</text:p>
          <text:p text:style-name="P26"/>
        </text:list-item>
        <text:list-item>
          <text:p text:style-name="P26">Apague <text:span text:style-name="T12">a lista “teste_usuario_1”</text:span></text:p>
          <text:p text:style-name="P17"/>
          <text:p text:style-name="P17">Qual foi o grau de dificuldade das operações? _______________</text:p>
        </text:list-item>
      </text:list>
      <text:p text:style-name="P27"/>
      <text:list xml:id="list155442486672858" text:continue-numbering="true" text:style-name="L1">
        <text:list-item>
          <text:p text:style-name="P26">Apague <text:span text:style-name="T12">a lista “teste_usuario_</text:span><text:span text:style-name="T13">2</text:span><text:span text:style-name="T12">”</text:span></text:p>
          <text:p text:style-name="P17"/>
          <text:p text:style-name="P17">Qual foi o grau de dificuldade das operações? _______________</text:p>
        </text:list-item>
      </text:list>
      <text:p text:style-name="P29"/>
      <text:p text:style-name="P1"/>
      <text:p text:style-name="P2"/>
      <text:p text:style-name="P1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3">Tarefa</text:p>
          </table:table-cell>
          <table:table-cell table:style-name="Table1.A1" office:value-type="string">
            <text:p text:style-name="P3">T1</text:p>
          </table:table-cell>
          <table:table-cell table:style-name="Table1.A1" office:value-type="string">
            <text:p text:style-name="P3">T2</text:p>
          </table:table-cell>
          <table:table-cell table:style-name="Table1.A1" office:value-type="string">
            <text:p text:style-name="P3">T3</text:p>
          </table:table-cell>
          <table:table-cell table:style-name="Table1.A1" office:value-type="string">
            <text:p text:style-name="P3">T4</text:p>
          </table:table-cell>
        </table:table-row>
        <table:table-row table:style-name="Table1.2">
          <table:table-cell table:style-name="Table1.A1" office:value-type="string">
            <text:p text:style-name="P4">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5</text:p>
          </table:table-cell>
        </table:table-row>
        <table:table-row table:style-name="Table1.3"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4">
          <table:table-cell table:style-name="Table1.A1" office:value-type="string">
            <text:p text:style-name="P4">3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10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4</text:p>
          </table:table-cell>
        </table:table-row>
        <table:table-row table:style-name="Table1.5"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5">7</text:p>
          </table:table-cell>
          <table:table-cell table:style-name="Table1.A1" office:value-type="string">
            <text:p text:style-name="P6">5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6">
          <table:table-cell table:style-name="Table1.A1" office:value-type="string">
            <text:p text:style-name="P4">5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2</text:p>
          </table:table-cell>
          <table:table-cell table:style-name="Table1.A1" office:value-type="string">
            <text:p text:style-name="P8">4</text:p>
          </table:table-cell>
          <table:table-cell table:style-name="Table1.A1" office:value-type="string">
            <text:p text:style-name="P9">2</text:p>
          </table:table-cell>
        </table:table-row>
        <table:table-row table:style-name="Table1.7">
          <table:table-cell table:style-name="Table1.A1" office:value-type="string">
            <text:p text:style-name="P4">6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6">1</text:p>
          </table:table-cell>
          <table:table-cell table:style-name="Table1.A1" office:value-type="string">
            <text:p text:style-name="P8">3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8">
          <table:table-cell table:style-name="Table1.A1" office:value-type="string">
            <text:p text:style-name="P4">7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9">
          <table:table-cell table:style-name="Table1.A1" office:value-type="string">
            <text:p text:style-name="P4">8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0">
          <table:table-cell table:style-name="Table1.A1" office:value-type="string">
            <text:p text:style-name="P4">9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1">
          <table:table-cell table:style-name="Table1.A1" office:value-type="string">
            <text:p text:style-name="P4">10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2</text:p>
          </table:table-cell>
          <table:table-cell table:style-name="Table1.A1" office:value-type="string">
            <text:p text:style-name="P9">1</text:p>
          </table:table-cell>
        </table:table-row>
        <table:table-row table:style-name="Table1.12">
          <table:table-cell table:style-name="Table1.A1" office:value-type="string">
            <text:p text:style-name="P4">11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5</text:p>
          </table:table-cell>
        </table:table-row>
        <table:table-row table:style-name="Table1.13">
          <table:table-cell table:style-name="Table1.A1" office:value-type="string">
            <text:p text:style-name="P4">12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1</text:p>
          </table:table-cell>
          <table:table-cell table:style-name="Table1.A1" office:value-type="string">
            <text:p text:style-name="P8">1</text:p>
          </table:table-cell>
          <table:table-cell table:style-name="Table1.A1" office:value-type="string">
            <text:p text:style-name="P9">1</text:p>
          </table:table-cell>
        </table:table-row>
      </table:table>
      <text:p text:style-name="P1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04T15:54:40.359172224</dc:date>
    <meta:editing-duration>PT2H53M17S</meta:editing-duration>
    <meta:editing-cycles>20</meta:editing-cycles>
    <meta:document-statistic meta:table-count="1" meta:image-count="0" meta:object-count="0" meta:page-count="4" meta:paragraph-count="131" meta:word-count="688" meta:character-count="3906" meta:non-whitespace-character-count="3385"/>
  </office:meta>
</office:document-meta>
</file>